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officeooo:rsid="000f10c8" officeooo:paragraph-rsid="000f10c8"/>
    </style:style>
    <style:style style:name="P9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0" style:family="paragraph" style:parent-style-name="Text_20_body">
      <style:text-properties officeooo:rsid="001c06ec" officeooo:paragraph-rsid="001c06ec"/>
    </style:style>
    <style:style style:name="P1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2" style:family="paragraph" style:parent-style-name="Text_20_body">
      <style:text-properties officeooo:rsid="00222110" officeooo:paragraph-rsid="00222110"/>
    </style:style>
    <style:style style:name="P13" style:family="paragraph" style:parent-style-name="Text_20_body">
      <style:text-properties officeooo:rsid="0023e8e6" officeooo:paragraph-rsid="0023e8e6"/>
    </style:style>
    <style:style style:name="P14" style:family="paragraph" style:parent-style-name="Text_20_body">
      <style:text-properties officeooo:rsid="00279721" officeooo:paragraph-rsid="00279721"/>
    </style:style>
    <style:style style:name="P15" style:family="paragraph" style:parent-style-name="Text_20_body">
      <style:text-properties officeooo:rsid="0027b54d" officeooo:paragraph-rsid="0027b54d"/>
    </style:style>
    <style:style style:name="P16" style:family="paragraph" style:parent-style-name="Text_20_body">
      <style:text-properties officeooo:rsid="002cacae" officeooo:paragraph-rsid="002cacae"/>
    </style:style>
    <style:style style:name="P17" style:family="paragraph" style:parent-style-name="Text_20_body">
      <style:text-properties officeooo:rsid="0033eaad" officeooo:paragraph-rsid="0033eaad"/>
    </style:style>
    <style:style style:name="P18" style:family="paragraph" style:parent-style-name="Text_20_body">
      <style:text-properties officeooo:rsid="00312ec3" officeooo:paragraph-rsid="00312ec3"/>
    </style:style>
    <style:style style:name="P19" style:family="paragraph" style:parent-style-name="Text_20_body">
      <style:text-properties officeooo:rsid="0032d0d4" officeooo:paragraph-rsid="0032d0d4"/>
    </style:style>
    <style:style style:name="P20" style:family="paragraph" style:parent-style-name="Heading_20_1">
      <style:text-properties officeooo:rsid="0006fb85" officeooo:paragraph-rsid="0006fb85"/>
    </style:style>
    <style:style style:name="P21" style:family="paragraph" style:parent-style-name="Heading_20_2">
      <style:text-properties officeooo:rsid="00086a6f" officeooo:paragraph-rsid="00086a6f"/>
    </style:style>
    <style:style style:name="P22" style:family="paragraph" style:parent-style-name="Heading_20_2">
      <style:text-properties officeooo:rsid="0033eaad" officeooo:paragraph-rsid="0033eaad"/>
    </style:style>
    <style:style style:name="P23" style:family="paragraph" style:parent-style-name="Heading_20_2">
      <style:text-properties officeooo:rsid="000a38ff" officeooo:paragraph-rsid="000a38ff"/>
    </style:style>
    <style:style style:name="P24" style:family="paragraph" style:parent-style-name="Heading_20_3">
      <style:text-properties officeooo:rsid="00086a6f" officeooo:paragraph-rsid="00086a6f"/>
    </style:style>
    <style:style style:name="P25" style:family="paragraph" style:parent-style-name="Heading_20_3">
      <style:text-properties officeooo:rsid="0033eaad" officeooo:paragraph-rsid="0033eaad"/>
    </style:style>
    <style:style style:name="P26" style:family="paragraph" style:parent-style-name="Heading_20_3">
      <style:text-properties officeooo:rsid="0016dbe3" officeooo:paragraph-rsid="0016dbe3"/>
    </style:style>
    <style:style style:name="P27" style:family="paragraph" style:parent-style-name="Heading_20_3">
      <style:text-properties officeooo:rsid="000a38ff" officeooo:paragraph-rsid="000a38ff"/>
    </style:style>
    <style:style style:name="P28" style:family="paragraph" style:parent-style-name="Heading_20_3">
      <style:text-properties officeooo:rsid="000a38ff" officeooo:paragraph-rsid="000a642c"/>
    </style:style>
    <style:style style:name="P29" style:family="paragraph" style:parent-style-name="Heading_20_3">
      <style:text-properties officeooo:rsid="000a38ff" officeooo:paragraph-rsid="000c2168"/>
    </style:style>
    <style:style style:name="P30" style:family="paragraph" style:parent-style-name="Heading_20_3">
      <style:text-properties officeooo:rsid="000a38ff" officeooo:paragraph-rsid="000eb891"/>
    </style:style>
    <style:style style:name="P31" style:family="paragraph" style:parent-style-name="Heading_20_3">
      <style:text-properties officeooo:rsid="000a38ff" officeooo:paragraph-rsid="000f10c8"/>
    </style:style>
    <style:style style:name="P32" style:family="paragraph" style:parent-style-name="Heading_20_3">
      <style:text-properties style:text-underline-style="none" officeooo:rsid="000a38ff" officeooo:paragraph-rsid="00191dea"/>
    </style:style>
    <style:style style:name="P33" style:family="paragraph" style:parent-style-name="Heading_20_3">
      <style:text-properties officeooo:rsid="001af488" officeooo:paragraph-rsid="001af488"/>
    </style:style>
    <style:style style:name="P34" style:family="paragraph" style:parent-style-name="Heading_20_3">
      <style:text-properties officeooo:rsid="00222110" officeooo:paragraph-rsid="00222110"/>
    </style:style>
    <style:style style:name="P35" style:family="paragraph" style:parent-style-name="Heading_20_3">
      <style:text-properties officeooo:rsid="00239b22" officeooo:paragraph-rsid="00239b22"/>
    </style:style>
    <style:style style:name="P36" style:family="paragraph" style:parent-style-name="Heading_20_3">
      <style:text-properties officeooo:rsid="00279721" officeooo:paragraph-rsid="00279721"/>
    </style:style>
    <style:style style:name="P37" style:family="paragraph" style:parent-style-name="Heading_20_3">
      <style:text-properties officeooo:rsid="0027b54d" officeooo:paragraph-rsid="0027b54d"/>
    </style:style>
    <style:style style:name="P38" style:family="paragraph" style:parent-style-name="Heading_20_3">
      <style:text-properties officeooo:rsid="002cacae" officeooo:paragraph-rsid="002cacae"/>
    </style:style>
    <style:style style:name="P39" style:family="paragraph" style:parent-style-name="Heading_20_3">
      <style:text-properties officeooo:rsid="002cacae" officeooo:paragraph-rsid="002e8abe"/>
    </style:style>
    <style:style style:name="P40" style:family="paragraph" style:parent-style-name="Heading_20_3">
      <style:text-properties officeooo:rsid="00312ec3" officeooo:paragraph-rsid="00312ec3"/>
    </style:style>
    <style:style style:name="P41" style:family="paragraph" style:parent-style-name="Heading_20_3">
      <style:text-properties officeooo:rsid="0032d0d4" officeooo:paragraph-rsid="0032d0d4"/>
    </style:style>
    <style:style style:name="P42" style:family="paragraph" style:parent-style-name="Heading_20_3">
      <style:text-properties officeooo:rsid="003592b8" officeooo:paragraph-rsid="003592b8"/>
    </style:style>
    <style:style style:name="P43" style:family="paragraph" style:parent-style-name="Heading_20_3">
      <style:text-properties officeooo:rsid="003b6ff6" officeooo:paragraph-rsid="003b6ff6"/>
    </style:style>
    <style:style style:name="P44" style:family="paragraph" style:parent-style-name="Heading_20_4">
      <style:text-properties officeooo:rsid="0033eaad" officeooo:paragraph-rsid="0033eaad"/>
    </style:style>
    <style:style style:name="P45" style:family="paragraph" style:parent-style-name="Text_20_body">
      <style:text-properties officeooo:rsid="003592b8" officeooo:paragraph-rsid="003592b8"/>
    </style:style>
    <style:style style:name="P46" style:family="paragraph" style:parent-style-name="Text_20_body">
      <style:text-properties officeooo:rsid="003b6ff6" officeooo:paragraph-rsid="003b6ff6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20850" style:font-weight-asian="bold" style:font-weight-complex="bold"/>
    </style:style>
    <style:style style:name="T21" style:family="text">
      <style:text-properties fo:font-weight="bold" officeooo:rsid="00191dea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20850"/>
    </style:style>
    <style:style style:name="T24" style:family="text">
      <style:text-properties style:text-underline-style="none" officeooo:rsid="001abaa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f9bf0" style:font-weight-asian="normal" style:font-weight-complex="normal"/>
    </style:style>
    <style:style style:name="T27" style:family="text">
      <style:text-properties fo:font-weight="normal" officeooo:rsid="001fc682" style:font-weight-asian="normal" style:font-weight-complex="normal"/>
    </style:style>
    <style:style style:name="T28" style:family="text">
      <style:text-properties fo:font-weight="normal" officeooo:rsid="001ff0b1" style:font-weight-asian="normal" style:font-weight-complex="normal"/>
    </style:style>
    <style:style style:name="T29" style:family="text">
      <style:text-properties fo:font-weight="normal" officeooo:rsid="0020541f" style:font-weight-asian="normal" style:font-weight-complex="normal"/>
    </style:style>
    <style:style style:name="T30" style:family="text">
      <style:text-properties fo:font-weight="normal" officeooo:rsid="002183a4" style:font-weight-asian="normal" style:font-weight-complex="normal"/>
    </style:style>
    <style:style style:name="T31" style:family="text">
      <style:text-properties officeooo:rsid="001d9f24"/>
    </style:style>
    <style:style style:name="T32" style:family="text">
      <style:text-properties officeooo:rsid="001f81ff"/>
    </style:style>
    <style:style style:name="T33" style:family="text">
      <style:text-properties officeooo:rsid="0022b63c"/>
    </style:style>
    <style:style style:name="T34" style:family="text">
      <style:text-properties officeooo:rsid="0022e31f"/>
    </style:style>
    <style:style style:name="T35" style:family="text">
      <style:text-properties officeooo:rsid="0025879b"/>
    </style:style>
    <style:style style:name="T36" style:family="text">
      <style:text-properties officeooo:rsid="002e8abe"/>
    </style:style>
    <style:style style:name="T37" style:family="text">
      <style:text-properties officeooo:rsid="0033eaad"/>
    </style:style>
    <style:style style:name="T38" style:family="text">
      <style:text-properties officeooo:rsid="0035564d"/>
    </style:style>
    <style:style style:name="T39" style:family="text">
      <style:text-properties officeooo:rsid="0038b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Site web</text:h>
      <text:h text:style-name="P21" text:outline-level="2">Catégories :</text:h>
      <text:h text:style-name="P24" text:outline-level="3">Home :</text:h>
      <text:p text:style-name="P10">Fichier index.html. <text:span text:style-name="T31">News du site. </text:span><text:span text:style-name="T32">Guidage.</text:span></text:p>
      <text:h text:style-name="P24" text:outline-level="3">Présentation :</text:h>
      <text:h text:style-name="P24" text:outline-level="3">Youtube :</text:h>
      <text:h text:style-name="P24" text:outline-level="3">Projets :</text:h>
      <text:h text:style-name="P24" text:outline-level="3">Références :</text:h>
      <text:h text:style-name="P22" text:outline-level="2">Backend :</text:h>
      <text:h text:style-name="P25" text:outline-level="3">Utilisation :</text:h>
      <text:p text:style-name="P17">Utilisation de back4apps (base de données non-sql).</text:p>
      <text:h text:style-name="P25" text:outline-level="3">Classes :</text:h>
      <text:h text:style-name="P44" text:outline-level="4">Roles :</text:h>
      <text:p text:style-name="P17">Obligatoire pour le site.</text:p>
      <text:h text:style-name="P44" text:outline-level="4">Users :</text:h>
      <text:p text:style-name="P17">Obligatoire pour le site.</text:p>
      <text:h text:style-name="P44" text:outline-level="4">News :</text:h>
      <text:p text:style-name="P17">Contient les news avec leurs metadonnées : numéro, titre, texte, date, auteur, image, <text:span text:style-name="T39">lien des images</text:span>.</text:p>
      <text:h text:style-name="P23" text:outline-level="2">Commits :</text:h>
      <text:h text:style-name="P26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<text:soft-page-break/>Texte gras et souligné : raison du changement de nom</text:p>
      <text:h text:style-name="P27" text:outline-level="3">Commit « Image de construction 1-1 » :</text:h>
      <text:p text:style-name="P1"><text:span text:style-name="T15">Création du site</text:span> (texte pour dire que le site est en construction).</text:p>
      <text:h text:style-name="P27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27" text:outline-level="3">Commit « Image de construction 1-3 » :</text:h>
      <text:p text:style-name="P6">Ajout d’une partie spéciale pour le contenu du site.</text:p>
      <text:h text:style-name="P28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29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30" text:outline-level="3">Commit « Image de construction 1-<text:span text:style-name="T2">5-</text:span><text:span text:style-name="T4">1</text:span> » :</text:h>
      <text:p text:style-name="P4">Amélioration de (Site web.odt).</text:p>
      <text:h text:style-name="P31" text:outline-level="3">Commit « <text:span text:style-name="T7">Site web</text:span> 1-<text:span text:style-name="T6">1</text:span> » :</text:h>
      <text:p text:style-name="P8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32" text:outline-level="3"><text:span text:style-name="T20">Commit « </text:span><text:span text:style-name="T7">Site web</text:span><text:span text:style-name="T20"> 1-</text:span><text:span text:style-name="T21">2</text:span><text:span text:style-name="T20"> » :</text:span></text:h>
      <text:p text:style-name="P9"><text:span text:style-name="T23">A</text:span><text:span text:style-name="T22">mélioration des boutons. </text:span><text:span text:style-name="T9">Supression de programme.js, ajout des </text:span><text:span text:style-name="T17">balises</text:span><text:span text:style-name="T9"> script à la place.</text:span><text:span text:style-name="T22"> </text:span><text:span text:style-name="T24">Ajout de commentaires.</text:span></text:p>
      <text:h text:style-name="P33" text:outline-level="3">Commit « Site web 2-1 » :</text:h>
      <text:p text:style-name="P11">Ajout des pages html présentation, youtube, projets et référence. <text:span text:style-name="T25">Accessible avec les boutons. </text:span><text:span text:style-name="T26">Modification de la page home et du css (ajout des news). </text:span><text:span text:style-name="T27">Ajout de commentaires dans le css </text:span><text:span text:style-name="T28">et dans le html (pour ordonner les news)</text:span><text:span text:style-name="T27">. </text:span><text:span text:style-name="T29">Ajout de newsstyle.css </text:span><text:span text:style-name="T30">pour les styles des news</text:span><text:span text:style-name="T29">.</text:span></text:p>
      <text:h text:style-name="P34" text:outline-level="3">Commit « Site web 2-2 » :</text:h>
      <text:p text:style-name="P12"><text:span text:style-name="T9">Ajout du dossier news pour les fichiers parlant de news.</text:span> <text:span text:style-name="T33">Ajout d’une nouve</text:span><text:span text:style-name="T34">ll</text:span><text:span text:style-name="T33">e news « 250 abonnées ». </text:span><text:span text:style-name="T34">Ajoute un système de grid pour positionner correctement les news.</text:span></text:p>
      <text:h text:style-name="P35" text:outline-level="3"><text:soft-page-break/>Commit « Site web 2-3 » :</text:h>
      <text:p text:style-name="P13">Amélioration de l’arrangement des news et des boutons (utilisation des flex sur les 2). <text:span text:style-name="T18">Ajout d’une partie « guidage » dans index.html.</text:span><text:span text:style-name="T35"> Modification du nom « style.css » en « styleindex.css ».</text:span></text:p>
      <text:h text:style-name="P36" text:outline-level="3">Commit « Site web 2-3-1 » :</text:h>
      <text:p text:style-name="P14">Amélioration (finale) de l’arrangement des news.</text:p>
      <text:h text:style-name="P37" text:outline-level="3">Commit « Site web 2-4 » :</text:h>
      <text:p text:style-name="P15">Ajout de basestyle.css pour les styles communs à toutes les pages. <text:span text:style-name="T9">Ajout des dates des news et ajout d’une news « Concours CGénial ».</text:span> Ajout du minimum syndicale pour toutes les pages.</text:p>
      <text:h text:style-name="P38" text:outline-level="3">Commit « Site web 2-4-1 » :</text:h>
      <text:p text:style-name="P16">Ajout d’une news « Update : Concours CGenial ».</text:p>
      <text:h text:style-name="P39" text:outline-level="3">Commit « Site web 2-<text:span text:style-name="T36">5</text:span> » :</text:h>
      <text:p text:style-name="P7">Modification des flex sur téléphone.</text:p>
      <text:h text:style-name="P40" text:outline-level="3">Commit « Site web 2-5-1 » :</text:h>
      <text:p text:style-name="P18">Update des flex téléphones (utilisations des « in » en unités de taille plutôt que les « % »).</text:p>
      <text:h text:style-name="P41" text:outline-level="3">Commit « Site web 3-1-1 » :</text:h>
      <text:p text:style-name="P19"><text:span text:style-name="T19">Ajout du backend avec back4app. </text:span>Ajout du fichier newsapi.js pour communiquer avec le backend <text:span text:style-name="T38">(version alpha)</text:span>. <text:span text:style-name="T37">Ajout de la catégorie backend à ce fichier.</text:span></text:p>
      <text:h text:style-name="P42" text:outline-level="3">Commit « Site web 3-1-2 » :</text:h>
      <text:p text:style-name="P45">Continuation du backend. Suppression de newstyle.css, style des news géré par newsapi.js et dans le backend.</text:p>
      <text:h text:style-name="P43" text:outline-level="3">Commit « Site web 3-2 » :</text:h>
      <text:p text:style-name="P46"><text:span text:style-name="T9">Ajout d’un contrôle des erreurs de chargement du backend</text:span> (à perfectionner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0T21:49:39.884000000</dc:date>
    <meta:editing-duration>PT6H15M27S</meta:editing-duration>
    <meta:editing-cycles>46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62" meta:word-count="583" meta:character-count="3239" meta:non-whitespace-character-count="2718"/>
  </office:meta>
</office:document-meta>
</file>